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Aufbau eines Testfalls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Tests sind nach einem Schema aufgebaut:</text:p>
                <text:list>
                  <text:list-item>
                    <text:p>Vorbedingungen</text:p>
                  </text:list-item>
                  <text:list-item>
                    <text:p>Eingabewerte</text:p>
                  </text:list-item>
                  <text:list-item>
                    <text:p>Resultat</text:p>
                  </text:list-item>
                  <text:list-item>
                    <text:p>Nachbedingung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er Aufbau eines Testfal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„Die Vorbedingung einer Funktion oder eines Programms gibt an, unter welchen Voraussetzungen das Verhalten der Funktion definiert ist.“</text:p>
              </text:list-item>
              <text:list-item>
                <text:p>Beispiele:</text:p>
                <text:list>
                  <text:list-item>
                    <text:p>User mit der Rolle „Admin“</text:p>
                  </text:list-item>
                  <text:list-item>
                    <text:p>Eine Liste mit 100 Benutzer</text:p>
                  </text:list-item>
                  <text:list-item>
                    <text:p>Ich bin als Admin eingeloggt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Vorbedingung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Welche Werte eingegeben / mitgegeben werden, welche Schritte durchlaufen werden, etc.</text:p>
              </text:list-item>
              <text:list-item>
                <text:p>Beispiele:</text:p>
                <text:list>
                  <text:list-item>
                    <text:p>updateUserRole(user, „admin“)</text:p>
                  </text:list-item>
                  <text:list-item>
                    <text:p>Klick auf den Button „zu Adminstrator machen“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Eingabewert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Entscheidungsgrundlage für Test „fail“ oder „pass“</text:p>
              </text:list-item>
              <text:list-item>
                <text:p>Beispiele:</text:p>
                <text:list>
                  <text:list-item>
                    <text:p>assert(user.admin).isTrue()</text:p>
                  </text:list-item>
                  <text:list-item>
                    <text:p>Benutzer ist jetzt als Admin gekennzeichnet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Resulta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Dinge die nach dem positiven Test zutreffen müssen</text:p>
              </text:list-item>
              <text:list-item>
                <text:p>Bespiele:</text:p>
                <text:list>
                  <text:list-item>
                    <text:p>Nachdem ein Benutzer gelöscht wurde darf dieser nicht mehr in der Liste der Benutzer erschein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Nachbedingung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Der gleiche Test sollte immer das gleiche Resultat produzieren</text:p>
                <text:list>
                  <text:list-item>
                    <text:p>Flaky tests</text:p>
                  </text:list-item>
                </text:list>
              </text:list-item>
              <text:list-item>
                <text:p>Vor jedem Test muss die Ausgangslage die gleiche sein</text:p>
                <text:list>
                  <text:list-item>
                    <text:p>Fixtures / Factorie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Tests wiederholbar mach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</text:span><text:span text:style-name="MT2">t 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</text:span><text:span text:style-name="MT9">ICT-Ausbildungszentrum </text:span><text:span text:style-name="MT9">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</text:span><text:span text:style-name="MT9">ICT-Ausbildungszentrum </text:span><text:span text:style-name="MT9">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</text:span><text:span text:style-name="MT10">elformat </text:span><text:span text:style-name="MT10">bearbeite</text:span><text:span text:style-name="MT10">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</text:span><text:span text:style-name="MT11">Untertitelformat </text:span><text:span text:style-name="MT11">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</text:span><text:span text:style-name="MT3">tformat </text:span><text:span text:style-name="MT3">bearbeite</text:span><text:span text:style-name="MT3">n</text:span></text:p>
              <text:list>
                <text:list-item>
                  <text:p text:style-name="MP8"><text:span text:style-name="MT4">Zweite </text:span><text:span text:style-name="MT4">Ebene</text:span></text:p>
                  <text:list>
                    <text:list-item>
                      <text:p text:style-name="MP9"><text:span text:style-name="MT12">Dritte </text:span><text:span text:style-name="MT12">Eben</text:span><text:span text:style-name="MT12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</text:span><text:span text:style-name="MT13">ormat </text:span><text:span text:style-name="MT13">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</text:span><text:span text:style-name="MT3">tformat </text:span><text:span text:style-name="MT3">bearbeite</text:span><text:span text:style-name="MT3">n</text:span></text:p>
              <text:list>
                <text:list-item>
                  <text:p text:style-name="MP8"><text:span text:style-name="MT4">Zweite </text:span><text:span text:style-name="MT4">Ebene</text:span></text:p>
                  <text:list>
                    <text:list-item>
                      <text:p text:style-name="MP9"><text:span text:style-name="MT5">Dritte </text:span><text:span text:style-name="MT5">Ebe</text:span><text:span text:style-name="MT5">n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</text:span><text:span text:style-name="MT3">tformat </text:span><text:span text:style-name="MT3">bearbeite</text:span><text:span text:style-name="MT3">n</text:span></text:p>
              <text:list>
                <text:list-item>
                  <text:p text:style-name="MP8"><text:span text:style-name="MT4">Zweite </text:span><text:span text:style-name="MT4">Ebene</text:span></text:p>
                  <text:list>
                    <text:list-item>
                      <text:p text:style-name="MP9"><text:span text:style-name="MT5">Dritte </text:span><text:span text:style-name="MT5">Ebe</text:span><text:span text:style-name="MT5">n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</text:span><text:span text:style-name="MT3">tformat </text:span><text:span text:style-name="MT3">bearbeite</text:span><text:span text:style-name="MT3">n</text:span></text:p>
              <text:list>
                <text:list-item>
                  <text:p text:style-name="MP8"><text:span text:style-name="MT4">Zweite </text:span><text:span text:style-name="MT4">Ebene</text:span></text:p>
                  <text:list>
                    <text:list-item>
                      <text:p text:style-name="MP9"><text:span text:style-name="MT5">Dritte </text:span><text:span text:style-name="MT5">Ebe</text:span><text:span text:style-name="MT5">n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</text:span><text:span text:style-name="MT3">tformat </text:span><text:span text:style-name="MT3">bearbeite</text:span><text:span text:style-name="MT3">n</text:span></text:p>
              <text:list>
                <text:list-item>
                  <text:p text:style-name="MP8"><text:span text:style-name="MT4">Zweite </text:span><text:span text:style-name="MT4">Ebene</text:span></text:p>
                  <text:list>
                    <text:list-item>
                      <text:p text:style-name="MP9"><text:span text:style-name="MT5">Dritte </text:span><text:span text:style-name="MT5">Ebe</text:span><text:span text:style-name="MT5">n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</text:span><text:span text:style-name="MT17">Ebene</text:span></text:p>
                      <text:list>
                        <text:list-item>
                          <text:p text:style-name="MP10"><text:span text:style-name="MT18">V</text:span><text:span text:style-name="MT18">i</text:span><text:span text:style-name="MT18">e</text:span><text:span text:style-name="MT18">r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</text:span><text:span text:style-name="MT4">Klicken auf </text:span><text:span text:style-name="MT4">Symbol </text:span><text:span text:style-name="MT4">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</text:span><text:span text:style-name="MT2">as</text:span><text:span text:style-name="MT2">te</text:span><text:span text:style-name="MT2">rti</text:span><text:span text:style-name="MT2">te</text:span><text:span text:style-name="MT2">lfo</text:span><text:span text:style-name="MT2">r</text:span><text:span text:style-name="MT2">m</text:span><text:span text:style-name="MT2">at </text:span><text:span text:style-name="MT2">be</text:span><text:span text:style-name="MT2">ar</text:span><text:span text:style-name="MT2">be</text:span><text:span text:style-name="MT2">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</text:span><text:span text:style-name="MT19">titelfor</text:span><text:span text:style-name="MT19">mat </text:span><text:span text:style-name="MT19">bearbe</text:span><text:span text:style-name="MT19">ite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</text:span><text:span text:style-name="MT20">Untertitelform</text:span><text:span text:style-name="MT20">at 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1">Zweite </text:span><text:span text:style-name="MT11">Ebene</text:span></text:p>
                  <text:list>
                    <text:list-item>
                      <text:p text:style-name="MP9"><text:span text:style-name="MT6">Dritte </text:span><text:span text:style-name="MT6">Ebene</text:span></text:p>
                      <text:list>
                        <text:list-item>
                          <text:p text:style-name="MP10"><text:span text:style-name="MT21">V</text:span><text:span text:style-name="MT21">i</text:span><text:span text:style-name="MT21">e</text:span><text:span text:style-name="MT21">r</text:span><text:span text:style-name="MT21">t</text:span><text:span text:style-name="MT21">e</text:span><text:span text:style-name="MT21"> 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</text:span><text:span text:style-name="MT22">ormat </text:span><text:span text:style-name="MT22">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</text:span><text:span text:style-name="MT23">ertite</text:span><text:span text:style-name="MT23">lform</text:span><text:span text:style-name="MT23">at </text:span><text:span text:style-name="MT23">bear</text:span><text:span text:style-name="MT23">beite</text:span><text:span text:style-name="MT23">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</text:span><text:span text:style-name="MT24">ormat </text:span><text:span text:style-name="MT24">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</text:span><text:span text:style-name="MT25">ertite</text:span><text:span text:style-name="MT25">lform</text:span><text:span text:style-name="MT25">at </text:span><text:span text:style-name="MT25">bear</text:span><text:span text:style-name="MT25">beite</text:span><text:span text:style-name="MT25">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</text:span><text:span text:style-name="MT24">ormat </text:span><text:span text:style-name="MT24">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</text:span><text:span text:style-name="MT4">mat </text:span><text:span text:style-name="MT4">bearbeiten</text:span></text:p>
              <text:list>
                <text:list-item>
                  <text:p text:style-name="MP8"><text:span text:style-name="MT4">Zweite </text:span><text:span text:style-name="MT4">Ebene</text:span></text:p>
                  <text:list>
                    <text:list-item>
                      <text:p text:style-name="MP9"><text:span text:style-name="MT5">Dritte </text:span><text:span text:style-name="MT5">Ebe</text:span><text:span text:style-name="MT5">ne</text:span></text:p>
                      <text:list>
                        <text:list-item>
                          <text:p text:style-name="MP10"><text:span text:style-name="MT12">V</text:span><text:span text:style-name="MT12">i</text:span><text:span text:style-name="MT12">e</text:span><text:span text:style-name="MT12">r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    <text:list>
                            <text:list-item>
                              <text:p text:style-name="MP11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</text:span><text:span text:style-name="MT26">telforma</text:span><text:span text:style-name="MT26">t </text:span><text:span text:style-name="MT26">bearbeit</text:span><text:span text:style-name="MT26">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04T09:54:27.615727386</dc:date>
    <meta:editing-cycles>96</meta:editing-cycles>
    <meta:editing-duration>P3DT7H43M15S</meta:editing-duration>
    <meta:document-statistic meta:object-count="194"/>
    <meta:user-defined meta:name="ContentTypeId">0x010100E6AAFAE40F81DB408397E39059F134E1</meta:user-defined>
  </office:meta>
</office:document-meta>
</file>